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"/>
    <style:font-face style:name="StarSymbol" svg:font-family="StarSymbol, 'Arial Unicode MS'"/>
    <style:font-face style:name="AlBattar" svg:font-family="AlBattar" style:font-pitch="variable"/>
    <style:font-face style:name="AlManzomah" svg:font-family="AlManzomah" style:font-pitch="variable"/>
    <style:font-face style:name="Granada" svg:font-family="Grana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fo:font-weight="bold" style:font-weight-asian="bold" style:font-weight-complex="bold"/>
    </style:style>
    <style:style style:name="P3" style:family="paragraph" style:parent-style-name="Standard" style:list-style-name="L4"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Sans"/>
    </style:style>
    <style:style style:name="P5" style:family="paragraph" style:parent-style-name="Standard" style:list-style-name="L1">
      <style:text-properties style:font-name="FreeSans"/>
    </style:style>
    <style:style style:name="P6" style:family="paragraph" style:parent-style-name="Standard" style:list-style-name="L2">
      <style:text-properties style:font-name="FreeSans"/>
    </style:style>
    <style:style style:name="P7" style:family="paragraph" style:parent-style-name="Standard" style:list-style-name="WW8Num1">
      <style:paragraph-properties>
        <style:tab-stops>
          <style:tab-stop style:position="1.251cm"/>
        </style:tab-stops>
      </style:paragraph-properties>
    </style:style>
    <style:style style:name="P8" style:family="paragraph" style:parent-style-name="Standard" style:list-style-name="WW8Num1">
      <style:paragraph-properties>
        <style:tab-stops>
          <style:tab-stop style:position="2.521cm"/>
        </style:tab-stops>
      </style:paragraph-properties>
    </style:style>
    <style:style style:name="P9" style:family="paragraph" style:parent-style-name="Standard" style:list-style-name="L2"/>
    <style:style style:name="P10" style:family="paragraph" style:parent-style-name="Text_20_body" style:list-style-name="L3"/>
    <style:style style:name="P11" style:family="paragraph" style:parent-style-name="Text_20_body">
      <style:text-properties style:font-name="FreeSans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 style:list-style-name="L3">
      <style:paragraph-properties fo:margin-top="0cm" fo:margin-bottom="0cm"/>
    </style:style>
    <style:style style:name="P14" style:family="paragraph" style:parent-style-name="Text_20_body" style:list-style-name="L3">
      <style:paragraph-properties fo:margin-top="0cm" fo:margin-bottom="0cm"/>
    </style:style>
    <style:style style:name="P15" style:family="paragraph" style:parent-style-name="Text_20_body" style:list-style-name="L3">
      <style:paragraph-properties fo:margin-top="0cm" fo:margin-bottom="0cm"/>
    </style:style>
    <style:style style:name="P16" style:family="paragraph" style:parent-style-name="Text_20_body" style:list-style-name="L3">
      <style:paragraph-properties fo:margin-top="0cm" fo:margin-bottom="0cm"/>
    </style:style>
    <style:style style:name="P17" style:family="paragraph" style:parent-style-name="Text_20_body" style:list-style-name="L3">
      <style:paragraph-properties fo:margin-top="0cm" fo:margin-bottom="0cm"/>
      <style:text-properties fo:font-size="1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FreeSans"/>
    </style:style>
    <style:style style:name="T4" style:family="text">
      <style:text-properties style:font-name="FreeSans" fo:font-weight="bold" style:font-weight-asian="bold" style:font-weight-complex="bold"/>
    </style:style>
    <style:style style:name="T5" style:family="text">
      <style:text-properties style:font-name="FreeSans" fo:font-size="10pt"/>
    </style:style>
    <style:style style:name="T6" style:family="text">
      <style:text-properties style:font-name="FreeSans" fo:font-size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0pt"/>
    </style:style>
    <style:style style:name="T11" style:family="text">
      <style:text-properties fo:font-size="10pt" fo:font-weight="normal" style:font-weight-asian="normal" style:font-weight-complex="normal"/>
    </style:style>
    <style:style style:name="T12" style:family="text">
      <style:text-properties fo:font-size="12pt"/>
    </style:style>
    <style:style style:name="T13" style:family="text">
      <style:text-properties fo:font-size="12pt" fo:font-weight="normal" style:font-weight-asian="normal" style:font-weight-complex="normal"/>
    </style:style>
    <style:style style:name="T14" style:family="text">
      <style:text-properties style:font-weight-asian="bold"/>
    </style:style>
    <style:style style:name="T15" style:family="text">
      <style:text-properties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rlos Eduardo Benevides Bezerra</text:span><text:line-break/>Disciplina: CMP112 - Sistemas de Informação Distribuídos<text:line-break/>Prof.: José Palazzo Moreira de Oliveira<text:line-break/><text:line-break/>Autoanálise do trabalho desenvolvido<text:line-break/><text:line-break/><text:span text:style-name="T2">Introdução</text:span></text:p>
      <text:p text:style-name="P1"/>
      <text:p text:style-name="P1">O trabalho que está sendo desenvolvido na disciplina tem como objetivo a criação de um sistema de busca e agregação de informações na área de saúde em um repositório acessível através do sistema. Devido ao tempo disponível para realização deste projeto, o escopo do trabalho foi reduzido para informações a respeito do mal de Alzheimer. Pretende-se agrupar estas informações, obtidas de repositórios distribuídos e disponíveis online – além de normalizá-las e classificá-las de acordo com critérios de qualidade a serem determinados.</text:p>
      <text:p text:style-name="P1"/>
      <text:p text:style-name="P4">Foram definidas quatro etapas: padronização, localização, extração/normalização e classificação de acordo com a qualidade de cada informação. Foram criados quatro grupos, cada um com três integrantes. A cada grupo foi associada uma das etapas a serem executadas pelo sistema, sendo que o grupo do qual faço parte é o que está tratando da etapa de <text:span text:style-name="T2">localização</text:span>.</text:p>
      <text:p text:style-name="P4"/>
      <text:p text:style-name="P4">Nas seções seguintes, será descrito os atuais resultados alcançados no projeto, assim como a expectativa de como os conceitos aprendidos em aula poderão ser utilizados para ajudar no êxito do trabalho. Na última seção, estão destacadas as contribuições pessoais e a nota auto-atribuída.</text:p>
      <text:p text:style-name="P1"/>
      <text:p text:style-name="P1"/>
      <text:p text:style-name="P2">Desenvolvimento do trabalho</text:p>
      <text:p text:style-name="P2"><text:span text:style-name="T7"/></text:p>
      <text:p text:style-name="P1">Para atingir os objetivos traçados no trabalho, nós – eu e meus colegas de disciplina, com orientações do professor – definimos as etapas que o sistema deveria seguir e, baseado nisso cada grupo fragmentou sua etapa em partes menores. Por exemplo, o grupo de localização dividiu seu trabalho em três partes principais:</text:p>
      <text:p text:style-name="P1"/>
      <text:list text:style-name="L1">
        <text:list-item>
          <text:p text:style-name="P5">definição dos motores de busca para fazer a pesquisa de informações de saúde na Internet;</text:p>
        </text:list-item>
        <text:list-item>
          <text:p text:style-name="P5">definição dos critérios a serem utilizados nas buscas e</text:p>
        </text:list-item>
        <text:list-item>
          <text:p text:style-name="P5">indexação dos resultados encontrados com as buscas em uma base de dados.</text:p>
        </text:list-item>
      </text:list>
      <text:p text:style-name="P1"/>
      <text:p text:style-name="P1">Após nós termos feito essa divisão, a cada membro foi designada uma das partes do trabalho de localização, sendo que a minha parte foi referente à <text:span text:style-name="T2">definição dos motores de busca</text:span>. Alguns motores de busca que encontramos foram:</text:p>
      <text:p text:style-name="P1"/>
      <text:list text:style-name="L2">
        <text:list-item>
          <text:p text:style-name="P6"><text:span text:style-name="T2">Google Health</text:span>: através do <text:span text:style-name="T8">Google Health</text:span>, que requer <text:span text:style-name="T8">login</text:span> de usuário, é possível criar um perfil pessoal com informação a respeito do estado de saúde, assim como <text:soft-page-break/>buscar informações a respeito de doenças e buscar médicos de áreas específicas;</text:p>
        </text:list-item>
        <text:list-item>
          <text:p text:style-name="P6"><text:span text:style-name="T2">Google Scholar</text:span>: permite busca de artigos científicos e deverá ser usado para encontrar informações mais técnicas, voltadas para um público com bases acadêmica e médica maiores;</text:p>
        </text:list-item>
        <text:list-item>
          <text:p text:style-name="P9"><text:span text:style-name="T4">CurbSide.MD</text:span><text:span text:style-name="T3">: também voltado para a busca de artigos científicos, porém é focado apenas na área médica. Seus resultados já vêm classificados de acordo com o tipo de informação que trazem. Por exemplo, para a busca de informações sobre uma doença, ele já traz os resultados separados por: diagnóstico, tratamento, epidemiologia, relatos etc.;</text:span></text:p>
        </text:list-item>
        <text:list-item>
          <text:p text:style-name="P9"><text:span text:style-name="T4">MedStory</text:span><text:span text:style-name="T3">: faz uma busca na web em geral, mas os classifica de acordo com diversas palavras-chave, indicando quais palavras-chave aparecem com maior freqüência nos resultados;</text:span></text:p>
        </text:list-item>
        <text:list-item>
          <text:p text:style-name="P9"><text:span text:style-name="T4">PubMed</text:span><text:span text:style-name="T3">: uma ferramenta relativamente simples de busca por artigos científicos da área médica;</text:span></text:p>
        </text:list-item>
        <text:list-item>
          <text:p text:style-name="P9"><text:span text:style-name="T4">SearchMedica</text:span><text:span text:style-name="T3">: busca por artigos científicos na área médica, com resultados classificados de acordo com o tipo de artigo (como por exemplo artigos teóricos, artigos práticos com resultados de testes, informativos para pacientes e outros). A pesquisa também pode ser feita de acordo com a área médica (neurológica, cardiovascular etc.);</text:span></text:p>
        </text:list-item>
        <text:list-item>
          <text:p text:style-name="P9"><text:span text:style-name="T3">além dos mais conhecidos, como </text:span><text:span text:style-name="T4">Google (Web)</text:span><text:span text:style-name="T3">, </text:span><text:span text:style-name="T4">Yahoo!</text:span><text:span text:style-name="T3"> e </text:span><text:span text:style-name="T4">Windows Live Search</text:span><text:span text:style-name="T3">.</text:span></text:p>
        </text:list-item>
      </text:list>
      <text:p text:style-name="Standard"><text:span text:style-name="T3"/></text:p>
      <text:p text:style-name="Standard"><text:span text:style-name="T3">Além dos motores de busca de páginas web, existe a possibilidade também de fazer buscar utilizando redes P2P, como foi proposto em (</text:span><text:span text:style-name="T6">Balakrishnan et al., 2003) e em (Yu et al., 2004)</text:span><text:span text:style-name="T5">.</text:span></text:p>
      <text:p text:style-name="P1"/>
      <text:p text:style-name="P1"/>
      <text:p text:style-name="P2">Motores escolhidos</text:p>
      <text:p text:style-name="P2"><text:span text:style-name="T7"/></text:p>
      <text:p text:style-name="P2"><text:span text:style-name="T7">Deseja-se obter, basicamente, três tipos de informações: textos em linguagem apropriada para o público em geral, textos técnicos/científicos com informações mais detalhadas e dados estatísticos e informações a respeito de médicos que possam atender às necessidades dos pacientes.</text:span></text:p>
      <text:p text:style-name="P2"><text:span text:style-name="T7"/></text:p>
      <text:p text:style-name="P2"><text:span text:style-name="T7">Yahoo! e Windows Live Search não serão utilizados, pois seus resultados são bastante semelhantes aos do Google Web. O motor PubSide não será utilizado, pois seus resultados, apesar de estarem estruturados, são bastante semelhantes aos do Google Scholar, sendo que seu escopo de busca é menor e seus resultados não são classificados. Portanto, divindo os motores com base nessas características, temos:</text:span></text:p>
      <text:p text:style-name="P2"><text:span text:style-name="T7"/></text:p>
      <text:list text:style-name="L4">
        <text:list-item>
          <text:p text:style-name="P3"><text:span text:style-name="T7">Textos com linguagem acessível: Google (Web), Google Health e MedStory;</text:span></text:p>
        </text:list-item>
        <text:list-item>
          <text:p text:style-name="P3"><text:span text:style-name="T7">Textos técnicos/científicos: Google Scholar, Curbside e SearchMedica;</text:span></text:p>
        </text:list-item>
        <text:list-item>
          <text:p text:style-name="P3"><text:span text:style-name="T7">Dados de médicos e serviços: Google Health.</text:span></text:p>
        </text:list-item>
      </text:list>
      <text:p text:style-name="P2"><text:span text:style-name="T7"/></text:p>
      <text:p text:style-name="P1"><text:span text:style-name="T7">As redes P2P para busca de informações, a despeito de serem escaláveis, descentralizadas e eficientes, não serão utilizadas por duas razões: primeiro, não foram </text:span><text:soft-page-break/><text:span text:style-name="T7">encontradas implementações de fato desse tipo de ferramenta de busca para dados na web sobre a área de saúde e, segundo, a implementação deste tipo de ferramenta não caberia no tempo disponível para a disciplina.</text:span></text:p>
      <text:p text:style-name="P1"/>
      <text:p text:style-name="P1"/>
      <text:p text:style-name="P2">Conceitos aprendidos e expectativas para o projeto</text:p>
      <text:p text:style-name="P1"/>
      <text:p text:style-name="P1">Os conceitos de localização, padronização etc. foram aprendidos e servirão para encontrar e extrair informações de maneira a disponibilizar em um único repositório. O conceito de qualidade e, principalmente, de métricas de qualidade, terá um peso significativo para a avaliações das informações encontradas, especialmente no que diz respeito à fidedignidade das suas fontes, que também serão avaliadas segundo critérios a definir. Tal questão será fundamental, considerando que autenticidade de informações é um ponto crítico quando se trata da área de saúde.</text:p>
      <text:p text:style-name="P1"/>
      <text:p text:style-name="P1"/>
      <text:p text:style-name="P2">Contribuições e tarefas realizadas pelo aluno</text:p>
      <text:p text:style-name="P2"><text:span text:style-name="T7"/></text:p>
      <text:p text:style-name="P2"><text:span text:style-name="T7">Para que o estado do trabalho chegasse aonde está, eu – assim como outros colegas – participei e continuo participando do seu andamento de diferentes formas: pesquisa de artigos científicos relacionados, participação ativa durante as aulas e discussão com outros alunos, dentro e fora do </text:span><text:span text:style-name="T9">moodle</text:span><text:span text:style-name="T7">. Na determinação dos grupos, contribuí para a definição do escopo deste trabalho, através da exposição de opiniões na sala de aula e na redação da tarefa atribuída ao grupo – e a cada integrante. Neste último caso, o texto foi enviado pelo aluno </text:span>Luiz Svoboda<text:span text:style-name="T7">.</text:span></text:p>
      <text:p text:style-name="P2"><text:span text:style-name="T7"/></text:p>
      <text:p text:style-name="P2"><text:span text:style-name="T7">Para ser mais claro quanto aos resultados obtidos por mim, eu ajudei na definição do escopo do trabalho – em especial durante a aula –, consegui artigos e ferramentas relacionadas e classifiquei os motores de busca de acordo com o tipo de informação que retornam, eliminando alguns que eram ou redundantes, ou cujos resultados não estavam agrupados de acordo com algum critério.</text:span></text:p>
      <text:p text:style-name="P2"><text:span text:style-name="T7"/></text:p>
      <text:p text:style-name="P2"><text:tab/>Nota auto-atribuída<text:span text:style-name="T7">: 9, devido a uma ou duas faltas à aula.</text:span></text:p>
      <text:p text:style-name="P2"/>
      <text:p text:style-name="P2"/>
      <text:p text:style-name="P2">Referências</text:p>
      <text:p text:style-name="P2"><text:span text:style-name="T7"/></text:p>
      <text:p text:style-name="P11">Balakrishnan, H., Kaashoek, M. F., Karger, D., Morris, R., Stoica, Ion. Looking up data in P2P systems. In Communications of the ACM, 2003. </text:p>
      <text:p text:style-name="P11">Yu, S., Liu, J., Le, J. DHT Facilitated Web Service Discovery Incorporating Semantic Annotation. In Lecture Notes in Computer Science, Springer, 2004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"/>
    <style:font-face style:name="StarSymbol" svg:font-family="StarSymbol, 'Arial Unicode MS'"/>
    <style:font-face style:name="AlBattar" svg:font-family="AlBattar" style:font-pitch="variable"/>
    <style:font-face style:name="AlManzomah" svg:font-family="AlManzomah" style:font-pitch="variable"/>
    <style:font-face style:name="Granada" svg:font-family="Grana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8Num1z0" style:family="text">
      <style:text-properties style:font-name="Wingdings" fo:font-size="9pt" style:font-size-asian="9pt" style:font-name-complex="StarSymbol" style:font-size-complex="9pt"/>
    </style:style>
    <style:style style:name="WW8Num1z1" style:family="text">
      <style:text-properties style:font-name="Wingdings 2" fo:font-size="9pt" style:font-size-asian="9pt" style:font-name-complex="StarSymbol" style:font-size-complex="9pt"/>
    </style:style>
    <style:style style:name="WW8Num1z2" style:family="text">
      <style:text-properties style:font-name="StarSymbol" fo:font-size="9pt" style:font-size-asian="9pt" style:font-name-complex="StarSymbol" style:font-size-complex="9pt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">
        <style:list-level-properties text:space-before="0.616cm" text:min-label-width="0.635cm"/>
        <style:text-properties style:font-name="Wingdings"/>
      </text:list-level-style-bullet>
      <text:list-level-style-bullet text:level="2" text:style-name="WW8Num1z1" style:num-suffix="." text:bullet-char="">
        <style:list-level-properties text:space-before="1.886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WW8Num1z0" style:num-suffix="." text:bullet-char="">
        <style:list-level-properties text:space-before="4.426cm" text:min-label-width="0.635cm"/>
        <style:text-properties style:font-name="Wingdings"/>
      </text:list-level-style-bullet>
      <text:list-level-style-bullet text:level="5" text:style-name="WW8Num1z1" style:num-suffix="." text:bullet-char="">
        <style:list-level-properties text:space-before="5.696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WW8Num1z0" style:num-suffix="." text:bullet-char="">
        <style:list-level-properties text:space-before="8.236cm" text:min-label-width="0.635cm"/>
        <style:text-properties style:font-name="Wingdings"/>
      </text:list-level-style-bullet>
      <text:list-level-style-bullet text:level="8" text:style-name="WW8Num1z1" style:num-suffix="." text:bullet-char="">
        <style:list-level-properties text:space-before="9.506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10.776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24T13:05:18</meta:creation-date>
    <dc:date>2009-04-24T16:58:25</dc:date>
    <meta:editing-cycles>31</meta:editing-cycles>
    <meta:editing-duration>PT3H53M11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3" meta:paragraph-count="34" meta:word-count="1069" meta:character-count="6958"/>
  </office:meta>
</office:document-meta>
</file>